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s.with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s.withParameteriz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ypeUtilsTests.withGenericArra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Tests.withWildcar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